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CƠ CHẾ HOẠT ĐỘNG CỦA WEBSITE<text:line-break/><text:line-break/>1. Cơ chế hoạt động của internet<text:line-break/>2. Giải thích về protocol của HTTP/HTTPS<text:line-break/>3. Cơ chế hoạt động của browser và sự khác nhau giữa các browser<text:line-break/>4. Cơ chế hoạt động của DNS và domain<text:line-break/>5. Giải thích về hosting server<text:line-break/>* **<text:line-break/>## Cơ chế hoạt động của internet<text:line-break/>### a. Định nghĩa internet:<text:line-break/>* Là mạng lưới toàn cầu giúp các thiết bị điện tử có thể truy cập thông tin, giao tiếp, chuyển đổi và hơn nữa.<text:line-break/>### b. Website là gì?<text:line-break/>* Tên đầy đủ là **World Wide Web** - một trong những thể hiện được tạo nên để người dùng có thể sử dụng kết nối với nhau thông qua internet.<text:line-break/>* Mỗi website có một mục đích khác nhau để đáp ứng nhu cầu của người sử dụng (*VD: Web tin tức, Web bán hàng, Web giải trí,...*).<text:line-break/>* Website được thể hiện qua trình duyệt web, tức là để truy cập được website thì người dùng phải thông qua một trình duyệt web mà bên trong nó chứa rất nhiều cơ chế ngầm về các giao thức để có thể hiển thị lên được website.<text:line-break/><text:line-break/>## Giải thích về protocol của HTTP/HTTPS<text:line-break/>### a. HTTP và HTTPS là gì?<text:line-break/>* **HTTP** là chữ viết tắt của **Hyper Text Transfer Protocol** (giao thức truyền tải siêu văn bản).<text:line-break/>* Dùng giao thức **TCP/IP** để trao đổi thông tin được sử dụng để kết nối các thiết bị mạng Internet.<text:line-break/>* Hoạt động dựa trên mô hình máy khách (client) - máy chủ (server).<text:line-break/> <text:s text:c="3"/>*Các máy tính của người dùng sẽ đóng vai trò làm máy khác. Từ bất kỳ thao tác nào từ người dùng (click vào tin tức, mở nhạc,...) thì các máy khách sẽ gửi yêu cầu đến máy chủ và chờ đợi phản hồi từ các máy chủ này. Sau khi máy chủ nhận được yêu cầu sẽ gửi lại dữ liệu ứng với yêu cầu của máy khách và hiển thị ra kết quả trên website máy khách.*<text:line-break/> <text:s text:c="3"/><text:line-break/>![So-do-HTTP](https://cdn.tgdd.vn/Files/2018/11/10/1130277/giao-thuc-http-https-la-gi-co-gi-khac-nhau-nhung-dieu-can-biet-de-su-dung-internet-an-toan-hon.jpg)<text:line-break/>* **HTTPS** (viết tắt là **Hyper Text Transfer Protocol Secure**) là phiên bản an toàn của **HTTP**.<text:line-break/>### b. Sự khác nhau giữa HTTP và HTTPS<text:line-break/>| Đặc điểm <text:s text:c="6"/>| HTTP <text:s text:c="12"/>| HTTPS <text:s text:c="18"/>|<text:line-break/>|---------------|---------------|---------------------|<text:line-break/>|Mô hình hoạt động <text:s/>|Máy khách - Máy chủ thông qua giao thức TCP/IP |Tương tự HTTP nhưng **bổ sung thêm giao thức SSL và TSL**|<text:line-break/>|Mã hóa| Không được mã hóa thông tin|Mã hóa thông tin, sử dụng SSL/ TSL tiêu chuẩn công nghệ baromaajt, truyền thông mã hóa giữa máy chủ webserver và trình duyệt |<text:line-break/>|Mức độ bảo mật| Bảo mật kém, dễ rò rỉ thông tin|Bảo mật thông tin tốt, an toàn cho người sử dụng|<text:line-break/>### c. Những điều cần biết khi sử dụng HTTP, HTTPS<text:line-break/>* Khi truy cập vào các **trang thanh toán điện tử** cần phải xác định giao thức mà trang web đó đang sử dụng.<text:line-break/>* Link đường dẫn của website có sử dụng giao thức HTTPS thường đi kèm với **biểu tượng nhỏ hình ổ khóa**. <text:line-break/><text:line-break/><text:soft-page-break/>## Cơ chế hoạt động của browser và sự khác nhau giữa các browser<text:line-break/>### 1. Browser (trình duyệt) làm việc như thế nào?<text:line-break/>Các thành phần chính của trình duyệt:<text:line-break/> <text:s text:c="3"/>- *The user interface*: bao gồm thanh địa chỉ, nút back/forward, bookmarking,....<text:line-break/> <text:s text:c="3"/>- *The browser engine*: thực hiện các hành động tương tác giữa giao diện người dùng và công cụ dựng hình.<text:line-break/> <text:s text:c="3"/>- *Công cụ dựng hình (the rendering engine)*: chịu trách nhiệm hiển thị nội dung yêu cầ.<text:line-break/> <text:s text:c="3"/>- *Networking*: để gửi - nhận yêu cầu phản hồi qua mạng thông qua các giao thức như HTTP.<text:line-break/> <text:s text:c="3"/>- *UI backend*: sử dụng để vẽ các wigets cơ bản như combo boxes và windows.<text:line-break/> <text:s text:c="3"/>- *JavaScript interpreter*: phiên dịch, phân tích và thực thi mã JavaScript.<text:line-break/> <text:s text:c="3"/>- *Data storage*: để các trình duyệt lưu các loại dữ liệu cục bộ (cookie, session,...).<text:line-break/>Cơ chế làm việc:<text:line-break/><text:line-break/><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13T17:24:08.087000000</meta:creation-date>
    <dc:date>2022-09-13T17:24:38.233000000</dc:date>
    <meta:editing-duration>PT30S</meta:editing-duration>
    <meta:editing-cycles>1</meta:editing-cycles>
    <meta:document-statistic meta:table-count="0" meta:image-count="0" meta:object-count="0" meta:page-count="2" meta:paragraph-count="1" meta:word-count="671" meta:character-count="3518" meta:non-whitespace-character-count="2770"/>
    <meta:generator>LibreOffice/7.4.0.3$Windows_X86_64 LibreOffice_project/f85e47c08ddd19c015c0114a68350214f7066f5a</meta:generator>
  </office:meta>
</office:document-meta>
</file>